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Gulim" svg:font-family="Gulim"/>
    <style:font-face style:name="Palatino Linotype" svg:font-family="'Palatino Linotype'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0.1228in" style:page-number="auto"/>
      <style:text-properties fo:font-size="7.09999990463257pt" style:font-size-asian="7.09999990463257pt" style:font-size-complex="7.09999990463257pt"/>
    </style:style>
    <style:style style:name="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5098in" style:type="right"/>
        </style:tab-stops>
      </style:paragraph-properties>
    </style:style>
    <style:style style:name="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5in" style:type="right"/>
        </style:tab-stops>
      </style:paragraph-properties>
    </style:style>
    <style:style style:name="P6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7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217in"/>
        </style:tab-stops>
      </style:paragraph-properties>
    </style:style>
    <style:style style:name="P8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535in"/>
        </style:tab-stops>
      </style:paragraph-properties>
    </style:style>
    <style:style style:name="P9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0" style:family="paragraph" style:parent-style-name="Body_20_text_20__28_2_29_" style:master-page-name="">
      <style:paragraph-properties fo:margin-left="0in" fo:margin-right="0in" fo:margin-top="0in" fo:margin-bottom="0.0835in" loext:contextual-spacing="false" fo:text-align="justify" style:justify-single-word="false" fo:text-indent="0in" style:auto-text-indent="false" style:page-number="auto"/>
    </style:style>
    <style:style style:name="P11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12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13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>
        <style:tab-stops>
          <style:tab-stop style:position="1.3929in"/>
        </style:tab-stops>
      </style:paragraph-properties>
    </style:style>
    <style:style style:name="P14" style:family="paragraph" style:parent-style-name="Body_20_text_20__28_2_29_" style:master-page-name="">
      <style:paragraph-properties fo:margin-left="0.2638in" fo:margin-right="0in" fo:margin-top="0in" fo:margin-bottom="0in" loext:contextual-spacing="false" fo:line-height="0.1228in" fo:text-align="start" style:justify-single-word="false" fo:text-indent="-0.2638in" style:auto-text-indent="false" style:page-number="auto"/>
    </style:style>
    <style:style style:name="P15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-0.2638in" style:auto-text-indent="false" style:page-number="auto"/>
    </style:style>
    <style:style style:name="P16" style:family="paragraph" style:parent-style-name="Body_20_text_20__28_2_29_" style:master-page-name="">
      <style:paragraph-properties fo:margin-left="0.25in" fo:margin-right="0.1945in" fo:margin-top="0in" fo:margin-bottom="0.0835in" loext:contextual-spacing="false" fo:line-height="0.1299in" fo:text-align="justify" style:justify-single-word="false" fo:text-indent="-0.25in" style:auto-text-indent="false" style:page-number="auto"/>
    </style:style>
    <style:style style:name="P17" style:family="paragraph" style:parent-style-name="Body_20_text_20__28_2_29_" style:master-page-name="">
      <style:paragraph-properties fo:margin-left="0.25in" fo:margin-right="0.1945in" fo:margin-top="0in" fo:margin-bottom="0in" loext:contextual-spacing="false" fo:text-align="justify" style:justify-single-word="false" fo:text-indent="-0.25in" style:auto-text-indent="false" style:page-number="auto"/>
    </style:style>
    <style:style style:name="P18" style:family="paragraph" style:parent-style-name="Body_20_text_20__28_2_29_" style:master-page-name="">
      <style:paragraph-properties fo:margin-left="0.25in" fo:margin-right="0.1945in" fo:margin-top="0in" fo:margin-bottom="0in" loext:contextual-spacing="false" fo:line-height="0.1228in" fo:text-align="justify" style:justify-single-word="false" fo:text-indent="-0.25in" style:auto-text-indent="false" style:page-number="auto"/>
    </style:style>
    <style:style style:name="P19" style:family="paragraph" style:parent-style-name="Body_20_text_20__28_2_29_" style:master-page-name="">
      <style:paragraph-properties fo:margin-left="0.25in" fo:margin-right="0.1945in" fo:margin-top="0in" fo:margin-bottom="0in" loext:contextual-spacing="false" fo:line-height="0.1299in" fo:text-align="justify" style:justify-single-word="false" fo:text-indent="-0.25in" style:auto-text-indent="false" style:page-number="auto"/>
    </style:style>
    <style:style style:name="P20" style:family="paragraph" style:parent-style-name="Body_20_text_20__28_2_29_" style:master-page-name="">
      <style:paragraph-properties fo:margin-left="0.25in" fo:margin-right="0.1945in" fo:margin-top="0in" fo:margin-bottom="0.0862in" loext:contextual-spacing="false" fo:line-height="0.1299in" fo:text-align="justify" style:justify-single-word="false" fo:text-indent="-0.25in" style:auto-text-indent="false" style:page-number="auto"/>
    </style:style>
    <style:style style:name="P21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0.222in" style:auto-text-indent="false" style:page-number="auto"/>
    </style:style>
    <style:style style:name="P22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.222in" style:auto-text-indent="false" style:page-number="auto"/>
    </style:style>
    <style:style style:name="P23" style:family="paragraph" style:parent-style-name="Body_20_text_20__28_2_29_" style:master-page-name="">
      <style:paragraph-properties fo:margin-left="0.139in" fo:margin-right="0in" fo:margin-top="0in" fo:margin-bottom="0.0862in" loext:contextual-spacing="false" fo:text-align="start" style:justify-single-word="false" fo:text-indent="0.222in" style:auto-text-indent="false" style:page-number="auto"/>
    </style:style>
    <style:style style:name="P24" style:family="paragraph" style:parent-style-name="Body_20_text_20__28_2_29_" style:master-page-name="">
      <style:paragraph-properties fo:margin-left="0.291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5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111in" style:auto-text-indent="false" style:page-number="auto"/>
    </style:style>
    <style:style style:name="P26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27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28in" fo:text-align="start" style:justify-single-word="false" fo:text-indent="-0.25in" style:auto-text-indent="false" style:page-number="auto"/>
    </style:style>
    <style:style style:name="P28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9" style:family="paragraph" style:parent-style-name="Body_20_text_20__28_2_29_" style:master-page-name="">
      <style:paragraph-properties fo:margin-left="0.1807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30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31" style:family="paragraph" style:parent-style-name="Body_20_text_20__28_2_29_" style:master-page-name="">
      <style:paragraph-properties fo:margin-left="0.4028in" fo:margin-right="0in" fo:margin-top="0in" fo:margin-bottom="0.0835in" loext:contextual-spacing="false" fo:text-align="start" style:justify-single-word="false" fo:text-indent="-0.222in" style:auto-text-indent="false" style:page-number="auto"/>
    </style:style>
    <style:style style:name="P32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3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807in" style:auto-text-indent="false" style:page-number="auto"/>
    </style:style>
    <style:style style:name="P34" style:family="paragraph" style:parent-style-name="Body_20_text_20__28_2_29_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0in" style:auto-text-indent="false" style:page-number="auto"/>
    </style:style>
    <style:style style:name="P35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6" style:family="paragraph" style:parent-style-name="Body_20_text_20__28_2_29_" style:master-page-name="">
      <style:paragraph-properties fo:margin-left="0.361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37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/>
    </style:style>
    <style:style style:name="P38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/>
    </style:style>
    <style:style style:name="P39" style:family="paragraph" style:parent-style-name="Body_20_text_20__28_2_29_" style:master-page-name="">
      <style:paragraph-properties fo:margin-left="0.139in" fo:margin-right="0in" fo:margin-top="0in" fo:margin-bottom="0in" loext:contextual-spacing="false" fo:text-align="start" style:justify-single-word="false" fo:text-indent="-0.139in" style:auto-text-indent="false" style:page-number="auto"/>
    </style:style>
    <style:style style:name="P40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1" style:family="paragraph" style:parent-style-name="Heading_20__23_1" style:master-page-name="PageStyle0">
      <style:paragraph-properties fo:margin-left="0in" fo:margin-right="0in" fo:margin-top="0in" fo:margin-bottom="0in" loext:contextual-spacing="false" fo:line-height="0.1807in" fo:keep-together="always" fo:text-indent="0in" style:auto-text-indent="false" style:page-number="1" fo:keep-with-next="always"/>
    </style:style>
    <style:style style:name="P42" style:family="paragraph" style:parent-style-name="Body_20_text_20__28_2_29_" style:list-style-name="L1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252in"/>
        </style:tab-stops>
      </style:paragraph-properties>
    </style:style>
    <style:style style:name="P43" style:family="paragraph" style:parent-style-name="Body_20_text_20__28_2_29_" style:list-style-name="L1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2425in"/>
        </style:tab-stops>
      </style:paragraph-properties>
    </style:style>
    <style:style style:name="P44" style:family="paragraph" style:parent-style-name="Body_20_text_20__28_2_29_" style:list-style-name="L1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2484in"/>
        </style:tab-stops>
      </style:paragraph-properties>
    </style:style>
    <style:style style:name="P45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08in"/>
        </style:tab-stops>
      </style:paragraph-properties>
    </style:style>
    <style:style style:name="P46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472in"/>
        </style:tab-stops>
      </style:paragraph-properties>
    </style:style>
    <style:style style:name="P47" style:family="paragraph" style:parent-style-name="Body_20_text_20__28_2_29_" style:list-style-name="L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48" style:family="paragraph" style:parent-style-name="Body_20_text_20__28_2_29_" style:list-style-name="L3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49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591in"/>
        </style:tab-stops>
      </style:paragraph-properties>
    </style:style>
    <style:style style:name="P50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626in"/>
        </style:tab-stops>
      </style:paragraph-properties>
    </style:style>
    <style:style style:name="P51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728in"/>
        </style:tab-stops>
      </style:paragraph-properties>
    </style:style>
    <style:style style:name="P52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126in"/>
        </style:tab-stops>
      </style:paragraph-properties>
    </style:style>
    <style:style style:name="P53" style:family="paragraph" style:parent-style-name="Body_20_text_20__28_2_29_" style:list-style-name="L3" style:master-page-name="">
      <style:paragraph-properties fo:margin-left="0in" fo:margin-right="0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54" style:family="paragraph" style:parent-style-name="Body_20_text_20__28_2_29_" style:list-style-name="L3" style:master-page-name="PageStyle1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4">
        <style:tab-stops>
          <style:tab-stop style:position="0.1543in"/>
        </style:tab-stops>
      </style:paragraph-properties>
    </style:style>
    <style:style style:name="P55" style:family="paragraph" style:parent-style-name="Body_20_text_20__28_2_29_" style:list-style-name="L2" style:master-page-name="">
      <style:paragraph-properties fo:margin-left="0in" fo:margin-right="0in" fo:margin-top="0in" fo:margin-bottom="0in" loext:contextual-spacing="false" fo:text-align="start" style:justify-single-word="false" fo:text-indent="0.1807in" style:auto-text-indent="false" style:page-number="auto">
        <style:tab-stops>
          <style:tab-stop style:position="0.1543in"/>
        </style:tab-stops>
      </style:paragraph-properties>
    </style:style>
    <style:style style:name="P56" style:family="paragraph" style:parent-style-name="Body_20_text_20__28_2_29_" style:list-style-name="L3" style:master-page-name="">
      <style:paragraph-properties fo:margin-left="0.139in" fo:margin-right="0in" fo:margin-top="0in" fo:margin-bottom="0in" loext:contextual-spacing="false" fo:line-height="0.1228in" fo:text-align="start" style:justify-single-word="false" fo:text-indent="-0.139in" style:auto-text-indent="false" style:page-number="auto">
        <style:tab-stops>
          <style:tab-stop style:position="0.0189in"/>
        </style:tab-stops>
      </style:paragraph-properties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Sect1" style:family="section">
      <style:section-properties fo:margin-left="2.55in" fo:margin-right="1.8335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fo:margin-left="2.55in" fo:margin-right="1.8335in" style:editable="false">
        <style:columns fo:column-count="2" fo:column-gap="0.0764in">
          <style:column style:rel-width="32767*" fo:start-indent="0in" fo:end-indent="0.0382in"/>
          <style:column style:rel-width="32768*" fo:start-indent="0.0382in" fo:end-indent="0in"/>
        </style:columns>
      </style:section-properties>
    </style:style>
    <style:style style:name="Sect4" style:family="section">
      <style:section-properties fo:margin-left="2.2035in" fo:margin-right="2.2146in" style:editable="false">
        <style:columns fo:column-count="2" fo:column-gap="0.0709in">
          <style:column style:rel-width="32767*" fo:start-indent="0in" fo:end-indent="0.0354in"/>
          <style:column style:rel-width="32768*" fo:start-indent="0.0354in" fo:end-indent="0in"/>
        </style:columns>
      </style:section-properties>
    </style:style>
    <text:list-style style:name="L1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Style12" style:num-format="1" text:start-value="5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41" text:outline-level="1"><text:bookmark-start text:name="bookmark0"/><text:span text:style-name="CharStyle4">ZEPHANIAH</text:span><text:bookmark-end text:name="bookmark0"/></text:h>
      </text:section>
      <text:section text:style-name="Sect2" text:name="Section1">
        <text:p text:style-name="P2"/>
        <text:p text:style-name="P1"/>
      </text:section>
      <text:section text:style-name="Sect3" text:name="Section2">
        <text:p text:style-name="Body_20_text_20__28_3_29__20__2b__20_DropCap1">I<text:span text:style-name="CharStyle9">The message of the Eternal which came to Zephanlah the son of Kushi, the son of Geda- liah, the son of Amariah, the son of Hezekiah, during the reign of Josiah son of Amon, king of Judah.</text:span></text:p>
        <text:list xml:id="list847548407183464338" text:style-name="L1">
          <text:list-item>
            <text:p text:style-name="P42"><text:span text:style-name="CharStyle12"><text:tab/>I will make a clean sweep of the earth,</text:span></text:p>
          </text:list-item>
        </text:list>
        <text:p text:style-name="P29"><text:span text:style-name="CharStyle12">the Eternal declares,</text:span></text:p>
        <text:list xml:id="list190034030419271" text:continue-numbering="true" text:style-name="L1">
          <text:list-item>
            <text:p text:style-name="P45"><text:span text:style-name="CharStyle13"><text:tab/></text:span><text:span text:style-name="CharStyle12">a clean sweep of man and beast, of bird and fish [[idols and ungodly men, a clean sweep of mankind from earth]].</text:span></text:p>
          </text:list-item>
          <text:list-item>
            <text:p text:style-name="P43"><text:span text:style-name="CharStyle12"><text:tab/>I will strike at Judah and at all dwellers in Jerusalem;</text:span></text:p>
          </text:list-item>
        </text:list>
        <text:list xml:id="list4503284677297303330" text:style-name="L2">
          <text:list-item>
            <text:p text:style-name="P55"><text:span text:style-name="CharStyle12"><text:tab/>will wipe out the last trace of Baal from this place, and the very name of idol-priest­lings,</text:span></text:p>
          </text:list-item>
        </text:list>
        <text:list xml:id="list190019707222815" text:style-name="L1">
          <text:list-item>
            <text:p text:style-name="P46"><text:span text:style-name="CharStyle13"><text:tab/></text:span><text:span text:style-name="CharStyle12">those who bow upon the roof to the stars in heaven, the devotees of the Eternal who swear by Milkoffi,</text:span></text:p>
          </text:list-item>
          <text:list-item>
            <text:p text:style-name="P44"><text:span text:style-name="CharStyle12"><text:tab/>those who give up following the Eternal,</text:span></text:p>
          </text:list-item>
        </text:list>
        <text:p text:style-name="P33"><text:span text:style-name="CharStyle12">and those who seek not the Eter­nal, who never consult him; 8 I will punish the officials and the royal house,</text:span></text:p>
        <text:p text:style-name="P30"><text:span text:style-name="CharStyle12">who by their violence and fraud enrich the palace;</text:span></text:p>
        <text:p text:style-name="P38"><text:span text:style-name="CharStyle12">9 I will punish all who leap across the threshold,</text:span></text:p>
        <text:p text:style-name="P33"><text:span text:style-name="CharStyle12">and all arrayed in foreign garb, io Hark! a scream from the Fish- gate,</text:span></text:p>
        <text:p text:style-name="P33"><text:span text:style-name="CharStyle12">a wail from the New Town! Havoc on the Heights, ix a wail from the Hollow!</text:span></text:p>
        <text:p text:style-name="P33"><text:span text:style-name="CharStyle12">For all the traders are undone, the merchants are wiped out. is For I am searching Jerusalem with a lamp,</text:span></text:p>
        <text:p text:style-name="P30"><text:span text:style-name="CharStyle12">to punish careless men, living at ease,</text:span></text:p>
        <text:p text:style-name="P14"><text:span text:style-name="CharStyle12">who think the Eternal never does anything—</text:span></text:p>
        <text:p text:style-name="P12"><text:span text:style-name="CharStyle12">so their goods shall be plun- 13 dered,</text:span></text:p>
        <text:p text:style-name="P9"><text:span text:style-name="CharStyle12">their houses laid in ruins [[they shall not live in the houses they build,</text:span></text:p>
        <text:p text:style-name="P15"><text:span text:style-name="CharStyle12">nor drink wine from the vine­yards they plant]].</text:span></text:p>
        <text:p text:style-name="P9"><text:span text:style-name="CharStyle12">Hush, ’tis the Lord the Eternal! </text:span><text:span text:style-name="CharStyle13">7 </text:span><text:span text:style-name="CharStyle12">The Eternal’s day is at hand!</text:span></text:p>
        <text:p text:style-name="P12"><text:span text:style-name="CharStyle12">The Eternal has ready a victim for sacrifice,</text:span></text:p>
        <text:p text:style-name="P9"><text:span text:style-name="CharStyle12">and his guests are all prepared. The Eternal’s great day is near, 14 near, speeding apace!</text:span></text:p>
        <text:p text:style-name="P9"><text:span text:style-name="CharStyle12">The Eternal’s bitter day is near, rushing on like a warrior!— a day of wrath, that day, of woe 15 and anguish,</text:span></text:p>
        <text:p text:style-name="P9"><text:span text:style-name="CharStyle12">a day of stress and distress, darkness and gloom, a day of cloud and thunder­cloud,</text:span></text:p>
        <text:p text:style-name="P12"><text:span text:style-name="CharStyle12">a day of trumpet-blast and 16 battle-cry</text:span></text:p>
        <text:p text:style-name="P12"><text:span text:style-name="CharStyle12">against towns fortified and ram­parts high—</text:span></text:p>
        <text:p text:style-name="P9"><text:span text:style-name="CharStyle12">when men must grope like blind 17 men, desperately, because against the Eternal they rebelled;</text:span></text:p>
        <text:p text:style-name="P12"><text:span text:style-name="CharStyle12">their blood shall be scattered like dust,</text:span></text:p>
        <text:p text:style-name="P9"><text:span text:style-name="CharStyle12">their flesh like dung; no silver and no gold avails 18 to protect them on the day of the Eternal’s anger, when the fire of his fury con­sumes the whole earth; for a full end, ay a fearful end,</text:span></text:p>
        <text:p text:style-name="P15"><text:span text:style-name="CharStyle12">will the Eternal make of all on earth.</text:span></text:p>
        <text:p text:style-name="P13"><text:span text:style-name="CharStyle12">O shameless nation, huddle </text:span><text:span text:style-name="CharStyle14">sy </text:span><text:span text:style-name="CharStyle12">and cower,<text:tab/>“</text:span></text:p>
      </text:section>
      <text:section text:style-name="Sect4" text:name="Section3">
        <text:list xml:id="list3781290363222134070" text:style-name="L3">
          <text:list-item>
            <text:p text:style-name="P54"><text:span text:style-name="CharStyle12"><text:tab/>ere you become like drifting</text:span></text:p>
          </text:list-item>
        </text:list>
        <text:p text:style-name="P22"><text:span text:style-name="CharStyle12">chaff,</text:span></text:p>
        <text:p text:style-name="P36"><text:span text:style-name="CharStyle12">ere the Eternal’s blazing anger breaks on you,</text:span></text:p>
        <text:p text:style-name="P36"><text:span text:style-name="CharStyle12">ere the day of the Eternal’s an­ger breaks on you.</text:span></text:p>
        <text:list xml:id="list190034174682624" text:continue-numbering="true" text:style-name="L3">
          <text:list-item>
            <text:p text:style-name="P47"><text:span text:style-name="CharStyle12"><text:tab/>[[Seek the Eternal, all you</text:span></text:p>
          </text:list-item>
        </text:list>
        <text:p text:style-name="P22"><text:span text:style-name="CharStyle12">humble folk, who do his bidding, seek to be honest, seek to be humble;</text:span></text:p>
        <text:p text:style-name="P40"><text:span text:style-name="CharStyle12">perhaps you may be hidden on the day of the Eternal’s wrath.]]</text:span></text:p>
        <text:list xml:id="list190033467888083" text:continue-numbering="true" text:style-name="L3">
          <text:list-item>
            <text:p text:style-name="P48"><text:span text:style-name="CharStyle12"><text:tab/>For Gaza shall be deserted, Ash-</text:span></text:p>
          </text:list-item>
        </text:list>
        <text:p text:style-name="P22"><text:span text:style-name="CharStyle12">kelon desolate,</text:span></text:p>
        <text:p text:style-name="P36"><text:span text:style-name="CharStyle12">Ashdod stormed by noon, Ekron cut to pieces.</text:span></text:p>
        <text:list xml:id="list190034198392201" text:continue-numbering="true" text:style-name="L3">
          <text:list-item>
            <text:p text:style-name="P48"><text:span text:style-name="CharStyle12"><text:tab/>Woe betide the dwellers on the</text:span></text:p>
          </text:list-item>
        </text:list>
        <text:p text:style-name="P22"><text:span text:style-name="CharStyle12">coast, the Cretan settlers, for the Eternal’s decree is against you:</text:span></text:p>
        <text:p text:style-name="P35"><text:span text:style-name="CharStyle12">“I will destroy you, 0 land of the Philistines [[Canaan]], till not one inhabitant is left,</text:span></text:p>
        <text:list xml:id="list190033945756791" text:continue-numbering="true" text:style-name="L3">
          <text:list-item>
            <text:p text:style-name="P48"><text:span text:style-name="CharStyle12"><text:tab/>till you are turned into huts for</text:span></text:p>
          </text:list-item>
        </text:list>
        <text:p text:style-name="P22"><text:span text:style-name="CharStyle12">shepherds, into folds for flocks,</text:span></text:p>
        <text:list xml:id="list190034069852623" text:continue-numbering="true" text:style-name="L3">
          <text:list-item>
            <text:p text:style-name="P48"><text:span text:style-name="CharStyle12"><text:tab/>that couch by night in the</text:span></text:p>
          </text:list-item>
        </text:list>
        <text:p text:style-name="P23"><text:span text:style-name="CharStyle12">houses of Ashkelon, and pasture beside Ekron [[and the sea-coast shall belong to those left of Judsea, for the Eternal their God will remember them and turn their fortunes]].”</text:span></text:p>
        <text:list xml:id="list190032343139617" text:continue-numbering="true" text:style-name="L3">
          <text:list-item>
            <text:p text:style-name="P53"><text:span text:style-name="CharStyle12"><text:tab/>[[I have heard the taunts of</text:span></text:p>
          </text:list-item>
        </text:list>
        <text:p text:style-name="P21"><text:span text:style-name="CharStyle12">Moab</text:span></text:p>
        <text:p text:style-name="P34"><text:span text:style-name="CharStyle12">and the Ammonites reviling, taunting my own people and vaunting their gains of land.</text:span></text:p>
        <text:list xml:id="list190033350777044" text:continue-numbering="true" text:style-name="L3">
          <text:list-item>
            <text:p text:style-name="P56"><text:span text:style-name="CharStyle12"><text:tab/>As I live! the Eternal declares, the God of Israel,</text:span></text:p>
          </text:list-item>
        </text:list>
        <text:p text:style-name="P34"><text:span text:style-name="CharStyle12">Moab shall be like a Sodom, and the Ammonites like Go­morrah,</text:span></text:p>
        <text:p text:style-name="P34"><text:span text:style-name="CharStyle12">naught but weeds and salt-pits, desolate for ever; those left of my people shall plunder them,</text:span></text:p>
        <text:p text:style-name="P17"><text:span text:style-name="CharStyle12">the survivors of my nation shall seize them.</text:span></text:p>
        <text:p text:style-name="P26"><text:span text:style-name="CharStyle12">So shall they be paid back for io their pride,</text:span></text:p>
        <text:p text:style-name="P17"><text:span text:style-name="CharStyle12">for vaunting and taunting the people of the Lord of hosts.]]</text:span></text:p>
        <text:p text:style-name="P7"><text:span text:style-name="CharStyle12">And you too, Ethiopians,<text:tab/>12</text:span></text:p>
        <text:p text:style-name="P9"><text:span text:style-name="CharStyle12">you shall be slain by his sword. And he will strike to the north 13 and destroy Assyria; he will make Nineveh desolate, dry as the desert;</text:span></text:p>
        <text:p text:style-name="P7"><text:span text:style-name="CharStyle12">cattle couch in her midst,<text:tab/>14</text:span></text:p>
        <text:p text:style-name="P6"><text:span text:style-name="CharStyle12">all manner of beasts,</text:span></text:p>
        <text:p text:style-name="P6"><text:span text:style-name="CharStyle12">bitterns and pelicans</text:span></text:p>
        <text:p text:style-name="P6"><text:span text:style-name="CharStyle12">roost on her pillars,</text:span></text:p>
        <text:p text:style-name="P6"><text:span text:style-name="CharStyle12">owls hoot in her windows,</text:span></text:p>
        <text:p text:style-name="P6"><text:span text:style-name="CharStyle12">ravens on her door-steps.</text:span></text:p>
        <text:p text:style-name="P9"><text:span text:style-name="CharStyle12">And this was the teeming city 15 that sat so secure, that thought herself supreme, the only power!</text:span></text:p>
        <text:p text:style-name="P17"><text:span text:style-name="CharStyle12">What a ruin she lies, a lair for beasts!</text:span></text:p>
        <text:p text:style-name="P20"><text:span text:style-name="CharStyle12">Passers-by all hiss at her and shake their fists.</text:span></text:p>
        <text:p text:style-name="P26"><text:span text:style-name="CharStyle12">[[Grimly will the Eternal assail 11 them all;</text:span></text:p>
        <text:p text:style-name="P18"><text:span text:style-name="CharStyle12">for he disables all gods of the earth,</text:span></text:p>
        <text:p text:style-name="P16"><text:span text:style-name="CharStyle12">till every pagan shore does homage to himself.]]</text:span></text:p>
        <text:p text:style-name="P19"><text:span text:style-name="CharStyle12">Woe betide that tyrannous Q city, so defiant, so defiled!</text:span></text:p>
        <text:p text:style-name="P27"><text:span text:style-name="CharStyle12">Deaf to my voice, she will take 2 no correction;</text:span></text:p>
        <text:p text:style-name="P18"><text:span text:style-name="CharStyle12">she has no faith in the Eter­nal,</text:span></text:p>
        <text:p text:style-name="P18"><text:span text:style-name="CharStyle12">she has never gone to her God;</text:span></text:p>
        <text:p text:style-name="P27"><text:span text:style-name="CharStyle12">her officials within her are lions 3 that growl,</text:span></text:p>
        <text:p text:style-name="P18"><text:span text:style-name="CharStyle12">her judges are wolves on the evening prowl,</text:span></text:p>
        <text:p text:style-name="P18"><text:span text:style-name="CharStyle12">they leave not a bone till the morning;</text:span></text:p>
        <text:p text:style-name="P27"><text:span text:style-name="CharStyle12">her prophets are reckless, faith- 4 less creatures,</text:span></text:p>
        <text:p text:style-name="P30"><text:span text:style-name="CharStyle12">her priests have profaned what is sacred,</text:span></text:p>
        <text:p text:style-name="P30"><text:span text:style-name="CharStyle12">have wrested the Law.</text:span></text:p>
        <text:list xml:id="list1930987453197921970" text:style-name="L4">
          <text:list-item>
            <text:p text:style-name="P49"><text:span text:style-name="CharStyle12"><text:tab/>But in her the Eternal remains</text:span></text:p>
          </text:list-item>
        </text:list>
        <text:p text:style-name="P32"><text:span text:style-name="CharStyle12">upright,</text:span></text:p>
        <text:p text:style-name="P28"><text:span text:style-name="CharStyle12">he never will do wrong; morning by morning does his justice dawn,</text:span></text:p>
        <text:p text:style-name="P31"><text:span text:style-name="CharStyle12">and his light never fails [[though the wicked are shameless]].</text:span></text:p>
        <text:list xml:id="list190033991001353" text:continue-numbering="true" text:style-name="L4">
          <text:list-item>
            <text:p text:style-name="P50"><text:span text:style-name="CharStyle12"><text:tab/>I have wiped out nations, ruin­</text:span></text:p>
          </text:list-item>
        </text:list>
        <text:p text:style-name="P32"><text:span text:style-name="CharStyle12">ing their ramparts,</text:span></text:p>
        <text:p text:style-name="P28"><text:span text:style-name="CharStyle12">I have emptied their streets, till none walks there; their towns are </text:span><text:soft-page-break/><text:span text:style-name="CharStyle12">laid waste—not a soul to inhabit them.</text:span></text:p>
        <text:list xml:id="list190032150224749" text:continue-numbering="true" text:style-name="L4">
          <text:list-item>
            <text:p text:style-name="P50"><text:span text:style-name="CharStyle12"><text:tab/>Surely now, I thought, she will</text:span></text:p>
          </text:list-item>
        </text:list>
        <text:p text:style-name="P32"><text:span text:style-name="CharStyle12">fear me,</text:span></text:p>
        <text:p text:style-name="P28"><text:span text:style-name="CharStyle12">she will take correction, she will never lose sight of my orders.</text:span></text:p>
        <text:p text:style-name="P28"><text:span text:style-name="CharStyle12">But all the more they gave themselves to sheer depravity.</text:span></text:p>
        <text:list xml:id="list190033757720915" text:continue-numbering="true" text:style-name="L4">
          <text:list-item>
            <text:p text:style-name="P50"><text:span text:style-name="CharStyle12"><text:tab/>Wait for me, then, says the</text:span></text:p>
          </text:list-item>
        </text:list>
        <text:p text:style-name="P32"><text:span text:style-name="CharStyle12">Eternal,</text:span></text:p>
        <text:p text:style-name="P30"><text:span text:style-name="CharStyle12">wait till the day of my chal­lenge;</text:span></text:p>
        <text:p text:style-name="P30"><text:span text:style-name="CharStyle12">for I mean to muster the na­tions</text:span></text:p>
        <text:p text:style-name="P28"><text:span text:style-name="CharStyle12">and assemble all the realms, to vent my wrath upon them, the full heat of my anger, for the fire of my fury shall con­sume the whole earth.</text:span></text:p>
        <text:list xml:id="list190032174198781" text:continue-numbering="true" text:style-name="L4">
          <text:list-item>
            <text:p text:style-name="P50"><text:span text:style-name="CharStyle12"><text:tab/>[[Then will I grant the peoples a</text:span></text:p>
          </text:list-item>
        </text:list>
        <text:p text:style-name="P32"><text:span text:style-name="CharStyle12">clean speech,</text:span></text:p>
        <text:p text:style-name="P11"><text:span text:style-name="CharStyle12">that all may call on the Eter­nal’s name,</text:span></text:p>
        <text:p text:style-name="P11"><text:span text:style-name="CharStyle12">and worship him with one consent;</text:span></text:p>
        <text:list xml:id="list190033252431347" text:continue-numbering="true" text:style-name="L4">
          <text:list-item>
            <text:p text:style-name="P51"><text:span text:style-name="CharStyle12"><text:tab/>for from beyond the streams</text:span></text:p>
          </text:list-item>
        </text:list>
        <text:p text:style-name="P32"><text:span text:style-name="CharStyle12">of Nile</text:span></text:p>
        <text:p text:style-name="P24"><text:span text:style-name="CharStyle12">my worshippers shall come, bringing me offerings even from Patras.]]</text:span></text:p>
        <text:list xml:id="list190032747569243" text:continue-numbering="true" text:style-name="L4">
          <text:list-item>
            <text:p text:style-name="P52"><text:span text:style-name="CharStyle12"><text:tab/>But on that day you need have</text:span></text:p>
          </text:list-item>
        </text:list>
        <text:p text:style-name="P32"><text:span text:style-name="CharStyle12">no despair</text:span></text:p>
        <text:p text:style-name="P30"><text:span text:style-name="CharStyle12">for all your misdeeds of rebel­lion;</text:span></text:p>
        <text:p text:style-name="P26"><text:span text:style-name="CharStyle12">for I will clear out from your midst</text:span></text:p>
        <text:p text:style-name="P9"><text:span text:style-name="CharStyle12">the arrogant and haughty men— no more vaunting on my sacred</text:span></text:p>
        <text:p text:style-name="P40"><text:span text:style-name="CharStyle12">hill! _</text:span></text:p>
        <text:p text:style-name="P6"><text:span text:style-name="CharStyle12">And I will leave within you 12</text:span></text:p>
        <text:p text:style-name="P6"><text:span text:style-name="CharStyle12">a lowly, little people;</text:span></text:p>
        <text:p text:style-name="P6"><text:span text:style-name="CharStyle12">and those who are left of Israel 1</text:span><text:span text:style-name="CharStyle13">3</text:span></text:p>
        <text:p text:style-name="P6"><text:span text:style-name="CharStyle12">shall rely on the Eternal then</text:span></text:p>
        <text:p text:style-name="P6"><text:span text:style-name="CharStyle12">and commit no evil,</text:span></text:p>
        <text:p text:style-name="P6"><text:span text:style-name="CharStyle12">telling no lies, uttering no fraud:</text:span></text:p>
        <text:p text:style-name="P6"><text:span text:style-name="CharStyle12">they can pasture and lie down,</text:span></text:p>
        <text:p text:style-name="P10"><text:span text:style-name="CharStyle12">no one to molest them.</text:span></text:p>
        <text:p text:style-name="P8"><text:span text:style-name="CharStyle12">Sing, O maiden Sion,<text:tab/>14</text:span></text:p>
        <text:p text:style-name="P25"><text:span text:style-name="CharStyle12">shout, O Israel,</text:span></text:p>
        <text:p text:style-name="P39"><text:span text:style-name="CharStyle12">rejoice, exult with all your heart, maiden Jerusalem.</text:span></text:p>
        <text:p text:style-name="P9"><text:span text:style-name="CharStyle12">The Eternal has routed your foes, 15 he has driven off your ene­mies;</text:span></text:p>
        <text:p text:style-name="P9"><text:span text:style-name="CharStyle12">Israel’s King is in your midst, you shall have no more trouble.</text:span></text:p>
        <text:p text:style-name="P9"><text:span text:style-name="CharStyle12">[[On that day shall Jerusalem be 16 told, “Fear not, droop not your hands, O Sion.”]]</text:span></text:p>
        <text:p text:style-name="P26"><text:span text:style-name="CharStyle12">The Eternal your God is in your 17 midst,</text:span></text:p>
        <text:p text:style-name="P37"><text:span text:style-name="CharStyle12">a warrior to the rescue; he thrills with joy over you, re­news his love, exults with a festal song:</text:span></text:p>
        <text:p text:style-name="P39"><text:span text:style-name="CharStyle12">“I will take off your disgrace, 18 I will remove your reproach;</text:span></text:p>
        <text:p text:style-name="P26"><text:span text:style-name="CharStyle12">I will deal with all your oppres- 19 sors,</text:span></text:p>
        <text:p text:style-name="P25"><text:span text:style-name="CharStyle12">and gather your outcasts, rescue the .lame,</text:span></text:p>
        <text:p text:style-name="P9"><text:span text:style-name="CharStyle12">lifting them out of their shame to world-wide praise and fame, when I gather you home, 20 when I do good to you; for I will grant you praise and fame</text:span></text:p>
        <text:p text:style-name="P25"><text:span text:style-name="CharStyle12">among all nations of the world,</text:span></text:p>
        <text:p text:style-name="P25"><text:span text:style-name="CharStyle12">when I turn your fortunes un­der your own eyes—</text:span></text:p>
        <text:p text:style-name="P25"><text:span text:style-name="CharStyle12">’tis the Eternal’s promise.”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Gulim" svg:font-family="Gulim"/>
    <style:font-face style:name="Palatino Linotype" svg:font-family="'Palatino Linotype'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_23_1" style:display-name="Heading #1" style:family="paragraph" style:master-page-name="">
      <style:graphic-properties draw:fill="solid" draw:fill-color="#ffffff" draw:opacity="100%"/>
      <style:paragraph-properties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13pt" fo:font-style="normal" style:text-underline-style="none" fo:font-weight="bold" style:font-name-asian="Georgia" style:font-family-asian="Georgia" style:font-size-asian="13pt" style:font-style-asian="normal" style:font-weight-asian="bold" style:font-name-complex="Georgia" style:font-family-complex="Georgia" style:font-size-complex="13pt" style:font-style-complex="normal" style:font-weight-complex="bold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Palatino Linotype" fo:font-family="'Palatino Linotype'" fo:font-size="8.5pt" fo:font-style="normal" style:text-underline-style="none" fo:font-weight="bold" style:font-name-asian="Palatino Linotype" style:font-family-asian="'Palatino Linotype'" style:font-size-asian="8.5pt" style:font-style-asian="normal" style:font-weight-asian="bold" style:font-name-complex="Palatino Linotype" style:font-family-complex="'Palatino Linotype'" style:font-size-complex="8.5pt" style:font-style-complex="normal" style:font-weight-complex="bold"/>
    </style:style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.1272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margin-left="0in" fo:margin-right="0in" fo:margin-top="0.0835in" fo:margin-bottom="0in" loext:contextual-spacing="false" fo:line-height="0.1272in" fo:text-indent="-0.4028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3_29__20__2b__20_DropCap1" style:display-name="Body text (3) + DropCap1" style:family="paragraph" style:parent-style-name="Body_20_text_20__28_3_29_" style:master-page-name="">
      <style:paragraph-properties fo:margin-left="0.1807in" fo:margin-right="0in" fo:margin-top="0in" fo:margin-bottom="0.0835in" loext:contextual-spacing="false" fo:text-indent="0in" style:auto-text-indent="false" style:page-number="auto">
        <style:drop-cap style:lines="2" style:distance="0.0571in" style:style-name="DropCap1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ize="13pt" fo:font-style="normal" style:text-underline-style="none" fo:font-weight="bold" style:font-name-asian="Georgia" style:font-family-asian="Georgia" style:font-size-asian="13pt" style:font-style-asian="normal" style:font-weight-asian="bold" style:font-name-complex="Georgia" style:font-family-complex="Georgia" style:font-size-complex="13pt" style:font-style-complex="normal" style:font-weight-complex="bold"/>
    </style:style>
    <style:style style:name="CharStyle6" style:family="text" style:parent-style-name="DefaultFontStyle">
      <style:text-properties style:text-line-through-style="none" style:text-line-through-type="none" style:font-name="Palatino Linotype" fo:font-family="'Palatino Linotype'" fo:font-size="8.5pt" fo:font-style="normal" style:text-underline-style="none" fo:font-weight="bold" style:font-name-asian="Palatino Linotype" style:font-family-asian="'Palatino Linotype'" style:font-size-asian="8.5pt" style:font-style-asian="normal" style:font-weight-asian="bold" style:font-name-complex="Palatino Linotype" style:font-family-complex="'Palatino Linotype'" style:font-size-complex="8.5pt" style:font-style-complex="normal" style:font-weight-complex="bold"/>
    </style:style>
    <style:style style:name="CharStyle7" style:family="text" style:parent-style-name="CharStyle6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9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DropCap1" style:family="text">
      <style:text-properties fo:color="#000000" style:text-line-through-style="none" style:text-line-through-type="none" style:text-position="47% 58%" style:font-name="Georgia" fo:font-family="Georgia" fo:font-size="18pt" fo:letter-spacing="normal" fo:font-style="normal" style:text-underline-style="none" fo:font-weight="normal" style:font-name-asian="Georgia" style:font-family-asian="Georgia" style:font-size-asian="18pt" style:font-style-asian="normal" style:font-weight-asian="normal" style:font-name-complex="Georgia" style:font-family-complex="Georgia" style:font-size-complex="18pt" style:font-style-complex="normal" style:font-weight-complex="normal" style:text-scale="100%"/>
    </style:style>
    <style:style style:name="CharStyle12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3" style:family="text" style:parent-style-name="CharStyle12">
      <style:text-properties fo:color="#000000" style:text-position="0% 100%" style:font-name="Gulim" fo:font-family="Gulim" fo:font-size="8pt" fo:letter-spacing="normal" fo:language="en" fo:country="US" fo:font-weight="normal" style:font-name-asian="Gulim" style:font-family-asian="Gulim" style:font-size-asian="8pt" style:language-asian="en" style:country-asian="US" style:font-weight-asian="normal" style:font-name-complex="Gulim" style:font-family-complex="Gulim" style:font-size-complex="8pt" style:language-complex="en" style:country-complex="US" style:font-weight-complex="normal" style:text-scale="100%"/>
    </style:style>
    <style:style style:name="CharStyle14" style:family="text" style:parent-style-name="CharStyle12">
      <style:text-properties fo:color="#000000" style:text-position="0% 100%" fo:font-size="9.5pt" fo:letter-spacing="-0.028in" fo:language="en" fo:country="US" fo:font-style="italic" fo:font-weight="bold" style:font-size-asian="9.5pt" style:language-asian="en" style:country-asian="US" style:font-style-asian="italic" style:font-weight-asian="bold" style:font-size-complex="9.5pt" style:language-complex="en" style:country-complex="US" style:font-style-complex="italic" style:font-weight-complex="bold" style:text-scale="100%"/>
    </style:style>
    <style:style style:name="CharStyle15" style:family="text" style:parent-style-name="CharStyle12">
      <style:text-properties fo:color="#000000" style:text-position="0% 100%" style:font-name="Palatino Linotype" fo:font-family="'Palatino Linotype'" fo:font-size="9pt" fo:letter-spacing="normal" fo:language="en" fo:country="US" fo:font-style="italic" style:font-name-asian="Palatino Linotype" style:font-family-asian="'Palatino Linotype'" style:font-size-asian="9pt" style:language-asian="en" style:country-asian="US" style:font-style-asian="italic" style:font-name-complex="Palatino Linotype" style:font-family-complex="'Palatino Linotype'" style:font-size-complex="9pt" style:language-complex="en" style:country-complex="US" style:font-style-complex="italic" style:text-scale="100%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M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5098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5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752in" fo:margin-left="0in" fo:margin-right="0in" fo:margin-bottom="0in"/>
      </style:header-style>
      <style:footer-style>
        <style:header-footer-properties fo:min-height="3.5319in" fo:margin-left="0in" fo:margin-right="0in" fo:margin-top="3.5319in"/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811in" fo:margin-left="0in" fo:margin-right="0in" fo:margin-bottom="0in"/>
      </style:header-style>
      <style:footer-style>
        <style:header-footer-properties fo:min-height="3.5646in" fo:margin-left="0in" fo:margin-right="0in" fo:margin-top="3.5646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header-left>
        <text:p text:style-name="MP1"/>
      </style:header-left>
      <style:footer>
        <text:p text:style-name="MP2"><draw:frame draw:style-name="Mfr1" draw:name="Frame1" text:anchor-type="paragraph" svg:x="4.5063in" svg:y="7.4717in" draw:z-index="0"><draw:text-box fo:min-height="0.0866in" fo:min-width="0.2299in"><text:p text:style-name="MP3"><text:span text:style-name="CharStyle7">1021</text:span></text:p></draw:text-box></draw:frame></text:p>
      </style:footer>
      <style:footer-left>
        <text:p text:style-name="MP2"><draw:frame draw:style-name="Mfr1" draw:name="1" text:anchor-type="paragraph" svg:x="4.5063in" svg:y="7.4717in" draw:z-index="0"><draw:text-box fo:min-height="0.0866in" fo:min-width="0.2299in"><text:p text:style-name="MP3"><text:span text:style-name="CharStyle7">1021</text:span></text:p></draw:text-box></draw:frame></text:p>
      </style:footer-left>
    </style:master-page>
    <style:master-page style:name="PageStyle1" style:page-layout-name="Mpm3">
      <style:header>
        <text:p text:style-name="MP1"><draw:frame draw:style-name="Mfr1" draw:name="2" text:anchor-type="paragraph" svg:x="3.7929in" svg:y="0.6283in" draw:z-index="3"><draw:text-box fo:min-height="0.1035in" fo:min-width="2.5098in"><text:p text:style-name="MP4"><text:span text:style-name="CharStyle7">ZEPHANIAH 3<text:tab/>1023</text:span></text:p></draw:text-box></draw:frame></text:p>
      </style:header>
      <style:header-left>
        <text:p text:style-name="MP1"><draw:frame draw:style-name="Mfr1" draw:name="3" text:anchor-type="paragraph" svg:x="2.1953in" svg:y="0.6154in" draw:z-index="2"><draw:text-box fo:min-height="0.1071in" fo:min-width="2.5in"><text:p text:style-name="MP5"><text:span text:style-name="CharStyle7">1022<text:tab/>ZEPHANIAH 3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0" meta:object-count="0" meta:page-count="4" meta:paragraph-count="138" meta:word-count="1311" meta:character-count="6872" meta:non-whitespace-character-count="5701"/>
    <meta:generator>LibreOffice/4.4.5.2$Windows_x86 LibreOffice_project/a22f674fd25a3b6f45bdebf25400ed2adff0ff99</meta:generator>
  </office:meta>
</office:document-meta>
</file>